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gr1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062cm" fo:min-width="1.41cm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16" style:family="graphic" style:parent-style-name="standard">
      <style:graphic-properties draw:stroke="none" svg:stroke-color="#000000" draw:fill="none" draw:fill-color="#ffffff" fo:min-height="2.122cm"/>
    </style:style>
    <style:style style:name="gr1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507cm" fo:min-width="0.714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3.361cm"/>
    </style:style>
    <style:style style:name="gr19" style:family="graphic" style:parent-style-name="standard">
      <style:graphic-properties draw:stroke="none" svg:stroke-color="#000000" draw:fill="none" draw:fill-color="#ffffff" fo:min-height="1.645cm"/>
    </style:style>
    <style:style style:name="gr20" style:family="graphic" style:parent-style-name="standard">
      <style:graphic-properties draw:stroke="none" svg:stroke-color="#000000" draw:fill="none" draw:fill-color="#ffffff" fo:min-height="1.696cm"/>
    </style:style>
    <style:style style:name="gr21" style:family="graphic" style:parent-style-name="standard">
      <style:graphic-properties draw:stroke="none" svg:stroke-color="#000000" draw:fill="none" draw:fill-color="#ffffff" fo:min-height="1.93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fo:min-height="13.935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P19" style:family="paragraph">
      <style:text-properties fo:color="#ff0000" style:font-name="Liberation Serif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ff0000" style:font-name="Liberation Seri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style:font-name="Liberation Serif" fo:font-size="20pt" fo:font-weight="bold" style:font-size-asian="20pt" style:font-size-complex="20pt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style:style style:name="T8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style:font-name="Liberation Serif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ff" style:font-name="Liberation Serif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ff0000" style:font-name="Liberation Serif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707cm" svg:y="25.332cm">
          <draw:text-box>
            <text:p text:style-name="P13"><text:span text:style-name="T5">Module simple</text:span></text:p>
          </draw:text-box>
        </draw:frame>
        <draw:custom-shape draw:style-name="gr14" draw:text-style-name="P2" draw:layer="layout" svg:width="2.414cm" svg:height="2.062cm" svg:x="14.465cm" svg:y="54.112cm">
          <text:p text:style-name="P1"><text:span text:style-name="T8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2.954cm" svg:y1="54.559cm" svg:x2="14.534cm" svg:y2="54.559cm">
          <text:p/>
        </draw:line>
        <draw:line draw:style-name="gr2" draw:text-style-name="P3" draw:layer="layout" svg:x1="12.901cm" svg:y1="55.644cm" svg:x2="14.481cm" svg:y2="55.644cm">
          <text:p/>
        </draw:line>
        <draw:frame draw:style-name="gr11" draw:text-style-name="P5" draw:layer="layout" svg:width="4.704cm" svg:height="3.375cm" svg:x="8.308cm" svg:y="53.364cm">
          <draw:text-box>
            <text:p text:style-name="P4"><text:span text:style-name="T9">i</text:span><text:span text:style-name="T9">n</text:span><text:span text:style-name="T9">p</text:span><text:span text:style-name="T9">u</text:span><text:span text:style-name="T9">t</text:span><text:span text:style-name="T9">1</text:span></text:p>
          </draw:text-box>
        </draw:frame>
        <draw:frame draw:style-name="gr15" draw:text-style-name="P7" draw:layer="layout" svg:width="4.585cm" svg:height="2.437cm" svg:x="8.255cm" svg:y="54.938cm">
          <draw:text-box>
            <text:p text:style-name="P6"><text:span text:style-name="T10">i</text:span><text:span text:style-name="T10">n</text:span><text:span text:style-name="T10">p</text:span><text:span text:style-name="T10">u</text:span><text:span text:style-name="T10">t</text:span><text:span text:style-name="T10">2</text:span></text:p>
          </draw:text-box>
        </draw:frame>
        <draw:g>
          <draw:path draw:style-name="gr5" draw:text-style-name="P8" draw:layer="layout" svg:width="3.283cm" svg:height="0.932cm" draw:transform="rotate (-0.149400183970715) translate (21.1900000011755cm 56.075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4.4368769656694cm 58.297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3) translate (21.3097857142857cm 56.126cm)" svg:viewBox="0 0 2912 1854" svg:d="M0 0c1600 1 2912 1854 2912 1854">
            <text:p/>
          </draw:path>
        </draw:g>
        <draw:frame draw:style-name="gr11" draw:text-style-name="P10" draw:layer="layout" svg:width="2.275cm" svg:height="3.375cm" svg:x="21.735cm" svg:y="56.547cm">
          <draw:text-box>
            <text:p text:style-name="P9"><text:span text:style-name="T11">g2</text:span></text:p>
          </draw:text-box>
        </draw:frame>
        <draw:line draw:style-name="gr2" draw:text-style-name="P3" draw:layer="layout" svg:x1="12.91cm" svg:y1="58.175cm" svg:x2="21.633cm" svg:y2="58.175cm">
          <text:p/>
        </draw:line>
        <draw:frame draw:style-name="gr11" draw:text-style-name="P11" draw:layer="layout" svg:width="4.473cm" svg:height="3.375cm" svg:x="8.214cm" svg:y="57.496cm">
          <draw:text-box>
            <text:p><text:span text:style-name="T9">i</text:span><text:span text:style-name="T9">n</text:span><text:span text:style-name="T9">p</text:span><text:span text:style-name="T9">u</text:span><text:span text:style-name="T9">t</text:span><text:span text:style-name="T9">3</text:span></text:p>
          </draw:text-box>
        </draw:frame>
        <draw:line draw:style-name="gr2" draw:text-style-name="P3" draw:layer="layout" svg:x1="18.329cm" svg:y1="56.609cm" svg:x2="21.699cm" svg:y2="56.609cm">
          <text:p/>
        </draw:line>
        <draw:line draw:style-name="gr2" draw:text-style-name="P3" draw:layer="layout" svg:x1="16.856cm" svg:y1="55.11cm" svg:x2="18.436cm" svg:y2="55.11cm">
          <text:p/>
        </draw:line>
        <draw:line draw:style-name="gr7" draw:text-style-name="P3" draw:layer="layout" svg:x1="18.39cm" svg:y1="55.004cm" svg:x2="18.39cm" svg:y2="57.78cm">
          <text:p/>
        </draw:line>
        <draw:frame draw:style-name="gr8" draw:text-style-name="P12" draw:layer="layout" svg:width="2.129cm" svg:height="1.656cm" svg:x="16.089cm" svg:y="60.932cm">
          <draw:text-box>
            <text:p text:style-name="P9"><text:span text:style-name="T1">w</text:span><text:span text:style-name="T1">1</text:span></text:p>
          </draw:text-box>
        </draw:frame>
        <draw:g>
          <draw:g>
            <draw:path draw:style-name="gr5" draw:text-style-name="P8" draw:layer="layout" svg:width="3.283cm" svg:height="0.932cm" draw:transform="rotate (-0.149400183970715) translate (32.1160000011755cm 61.1599999921906cm)" svg:viewBox="0 0 3284 933" svg:d="M0 0c2520 0 3284 933 3284 933">
              <text:p/>
            </draw:path>
            <draw:path draw:style-name="gr5" draw:text-style-name="P8" draw:layer="layout" svg:width="3.284cm" svg:height="0.931cm" draw:transform="rotate (-2.99201793669388) translate (35.3628769656694cm 63.3815443699059cm)" svg:viewBox="0 0 3285 932" svg:d="M3285 0c-2521-1-3285 932-3285 932">
              <text:p/>
            </draw:path>
            <draw:path draw:style-name="gr5" draw:text-style-name="P8" draw:layer="layout" svg:width="2.911cm" svg:height="1.853cm" draw:transform="skewX (0.537037810838655) rotate (-0.787492558499843) translate (32.2357857142857cm 61.21cm)" svg:viewBox="0 0 2912 1854" svg:d="M0 0c1600 1 2912 1854 2912 1854">
              <text:p/>
            </draw:path>
          </draw:g>
          <draw:custom-shape draw:style-name="gr9" draw:text-style-name="P3" draw:layer="layout" svg:width="0.651cm" svg:height="0.651cm" svg:x="35.22cm" svg:y="62.2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6" draw:text-style-name="P10" draw:layer="layout" svg:width="2.219cm" svg:height="2.372cm" svg:x="32.702cm" svg:y="61.512cm">
          <draw:text-box>
            <text:p text:style-name="P9"><text:span text:style-name="T11">g4</text:span></text:p>
          </draw:text-box>
        </draw:frame>
        <draw:g>
          <draw:custom-shape draw:style-name="gr17" draw:text-style-name="P3" draw:layer="layout" svg:width="2.744cm" svg:height="2.744cm" draw:transform="skewX (0.000349065850398868) rotate (-1.58388629618485) translate (30.361cm 56.1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" draw:text-style-name="P10" draw:layer="layout" svg:width="2.001cm" svg:height="3.611cm" svg:x="27.516cm" svg:y="56.547cm">
            <draw:text-box>
              <text:p text:style-name="P9"><text:span text:style-name="T11">g3</text:span></text:p>
            </draw:text-box>
          </draw:frame>
        </draw:g>
        <draw:line draw:style-name="gr2" draw:text-style-name="P3" draw:layer="layout" svg:x1="24.17cm" svg:y1="57.443cm" svg:x2="27.54cm" svg:y2="57.443cm">
          <text:p/>
        </draw:line>
        <draw:frame draw:style-name="gr8" draw:text-style-name="P12" draw:layer="layout" svg:width="2.129cm" svg:height="1.656cm" svg:x="24.695cm" svg:y="55.814cm">
          <draw:text-box>
            <text:p text:style-name="P9"><text:span text:style-name="T1">w2</text:span></text:p>
          </draw:text-box>
        </draw:frame>
        <draw:frame draw:style-name="gr19" draw:text-style-name="P14" draw:layer="layout" svg:width="2.945cm" svg:height="1.895cm" svg:x="30.288cm" svg:y="55.686cm">
          <draw:text-box>
            <text:p text:style-name="P13"><text:span text:style-name="T5">w3</text:span></text:p>
          </draw:text-box>
        </draw:frame>
        <draw:line draw:style-name="gr2" draw:text-style-name="P3" draw:layer="layout" svg:x1="30.258cm" svg:y1="57.535cm" svg:x2="31.114cm" svg:y2="57.535cm">
          <text:p/>
        </draw:line>
        <draw:line draw:style-name="gr2" draw:text-style-name="P3" draw:layer="layout" svg:x1="30.906cm" svg:y1="61.731cm" svg:x2="32.526cm" svg:y2="61.731cm">
          <text:p/>
        </draw:line>
        <draw:line draw:style-name="gr7" draw:text-style-name="P3" draw:layer="layout" svg:x1="31cm" svg:y1="57.442cm" svg:x2="31cm" svg:y2="61.803cm">
          <text:p/>
        </draw:line>
        <draw:line draw:style-name="gr2" draw:text-style-name="P3" draw:layer="layout" svg:x1="18.322cm" svg:y1="63.281cm" svg:x2="32.416cm" svg:y2="63.281cm">
          <text:p/>
        </draw:line>
        <draw:line draw:style-name="gr2" draw:text-style-name="P3" draw:layer="layout" svg:x1="35.888cm" svg:y1="62.576cm" svg:x2="37.468cm" svg:y2="62.576cm">
          <text:p/>
        </draw:line>
        <draw:frame draw:style-name="gr20" draw:text-style-name="P15" draw:layer="layout" svg:width="3.827cm" svg:height="1.97cm" svg:x="35.648cm" svg:y="60.337cm">
          <draw:text-box>
            <text:p><text:span text:style-name="T12">o</text:span><text:span text:style-name="T12">u</text:span><text:span text:style-name="T12">t</text:span></text:p>
          </draw:text-box>
        </draw:frame>
        <draw:frame draw:style-name="gr12" draw:text-style-name="P20" draw:layer="layout" svg:width="6.449cm" svg:height="1.5cm" svg:x="12.961cm" svg:y="52.069cm">
          <draw:text-box>
            <text:p text:style-name="P19"><text:span text:style-name="T13">AN</text:span><text:span text:style-name="T13">D2_</text:span><text:span text:style-name="T13">X1</text:span></text:p>
          </draw:text-box>
        </draw:frame>
        <draw:frame draw:style-name="gr12" draw:text-style-name="P20" draw:layer="layout" svg:width="6.449cm" svg:height="1.5cm" svg:x="19.678cm" svg:y="58.826cm">
          <draw:text-box>
            <text:p text:style-name="P19"><text:span text:style-name="T13">O</text:span><text:span text:style-name="T13">R</text:span><text:span text:style-name="T13">2</text:span><text:span text:style-name="T13">_</text:span><text:span text:style-name="T13">X</text:span><text:span text:style-name="T13">1</text:span></text:p>
          </draw:text-box>
        </draw:frame>
        <draw:frame draw:style-name="gr12" draw:text-style-name="P20" draw:layer="layout" svg:width="5.267cm" svg:height="1.5cm" svg:x="26.437cm" svg:y="59.069cm">
          <draw:text-box>
            <text:p text:style-name="P19"><text:span text:style-name="T13">IN</text:span><text:span text:style-name="T13">V_</text:span><text:span text:style-name="T13">X2</text:span></text:p>
          </draw:text-box>
        </draw:frame>
        <draw:frame draw:style-name="gr12" draw:text-style-name="P20" draw:layer="layout" svg:width="6.449cm" svg:height="1.5cm" svg:x="31.232cm" svg:y="64.02cm">
          <draw:text-box>
            <text:p text:style-name="P19"><text:span text:style-name="T13">NO</text:span><text:span text:style-name="T13">R2</text:span><text:span text:style-name="T13">_X</text:span><text:span text:style-name="T13">1</text:span></text:p>
          </draw:text-box>
        </draw:frame>
        <draw:frame draw:style-name="gr21" draw:text-style-name="P21" draw:layer="layout" svg:width="10.331cm" svg:height="2.18cm" svg:x="18.347cm" svg:y="64.95cm">
          <draw:text-box>
            <text:p text:style-name="P13"><text:span text:style-name="T14">M</text:span><text:span text:style-name="T14">o</text:span><text:span text:style-name="T14">d</text:span><text:span text:style-name="T14">u</text:span><text:span text:style-name="T14">le </text:span><text:span text:style-name="T14">si</text:span><text:span text:style-name="T14">m</text:span><text:span text:style-name="T14">p</text:span><text:span text:style-name="T14">le</text:span></text:p>
          </draw:text-box>
        </draw:frame>
        <draw:line draw:style-name="gr7" draw:text-style-name="P3" draw:layer="layout" svg:x1="18.424cm" svg:y1="58.822cm" svg:x2="18.424cm" svg:y2="63.387cm">
          <text:p/>
        </draw:line>
        <draw:path draw:style-name="gr22" draw:text-style-name="P3" draw:layer="layout" svg:width="0.805cm" svg:height="0.797cm" draw:transform="rotate (-0.738448806518801) translate (18.369cm 57.702cm)" svg:viewBox="0 0 806 798" svg:d="M0 0c738 0 794 798 806 788l-12 10">
          <text:p/>
        </draw:path>
        <draw:frame draw:style-name="gr23" draw:text-style-name="P18" draw:layer="layout" svg:width="9.066cm" svg:height="14.185cm" svg:x="22.323cm" svg:y="36.527cm">
          <draw:text-box>
            <text:p text:style-name="P13"><text:span text:style-name="T5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25:19.242836531</dc:date>
    <meta:editing-duration>PT53M14S</meta:editing-duration>
    <meta:editing-cycles>16</meta:editing-cycles>
    <meta:generator>LibreOffice/5.1.6.2$Linux_X86_64 LibreOffice_project/10m0$Build-2</meta:generator>
    <meta:document-statistic meta:object-count="84"/>
  </office:meta>
</office:document-meta>
</file>